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5.svm"/>
  <manifest:file-entry manifest:media-type="" manifest:full-path="Pictures/TablePreview6.svm"/>
  <manifest:file-entry manifest:media-type="" manifest:full-path="Pictures/TablePreview1.svm"/>
  <manifest:file-entry manifest:media-type="" manifest:full-path="Pictures/TablePreview2.svm"/>
  <manifest:file-entry manifest:media-type="" manifest:full-path="Pictures/TablePreview3.svm"/>
  <manifest:file-entry manifest:media-type="" manifest:full-path="Pictures/TablePreview4.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4.166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textarea-vertical-align="middle"/>
    </style:style>
    <style:style style:name="gr7" style:family="graphic" style:parent-style-name="standard">
      <style:graphic-properties draw:stroke="none" svg:stroke-color="#000000" draw:fill="none" draw:fill-color="#ffffff" fo:min-height="2.799cm"/>
    </style:style>
    <style:style style:name="gr8" style:family="graphic" style:parent-style-name="standard">
      <style:graphic-properties draw:textarea-vertical-align="middle"/>
    </style:style>
    <style:style style:name="gr9" style:family="graphic" style:parent-style-name="standard">
      <style:graphic-properties draw:marker-start="Arrow" draw:marker-start-width="0.3cm" draw:marker-end="Arrow" draw:marker-end-width="0.3cm"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6.17cm"/>
    </style:style>
    <style:style style:name="gr11" style:family="graphic" style:parent-style-name="standard">
      <style:graphic-properties draw:fill="none" draw:textarea-vertical-align="middle"/>
    </style:style>
    <style:style style:name="gr12" style:family="graphic" style:parent-style-name="standard">
      <style:graphic-properties draw:stroke="none" svg:stroke-color="#000000" draw:fill="none" draw:fill-color="#ffffff" fo:min-height="1.157cm"/>
    </style:style>
    <style:style style:name="gr13" style:family="graphic" style:parent-style-name="standard">
      <style:graphic-properties draw:textarea-horizontal-align="justify" draw:textarea-vertical-align="middle" draw:auto-grow-height="false" fo:min-height="0cm" fo:min-width="0cm" fo:wrap-option="wrap"/>
    </style:style>
    <style:style style:name="gr14" style:family="graphic" style:parent-style-name="standard">
      <style:graphic-properties draw:stroke="none" svg:stroke-color="#000000" draw:fill="none" draw:fill-color="#ffffff" fo:min-height="0.95cm"/>
    </style:style>
    <style:style style:name="gr15" style:family="graphic" style:parent-style-name="standard">
      <style:graphic-properties draw:stroke="none" svg:stroke-color="#000000" draw:fill="none" draw:fill-color="#ffffff" fo:min-height="0.85cm"/>
    </style:style>
    <style:style style:name="gr16" style:family="graphic" style:parent-style-name="standard">
      <style:graphic-properties draw:stroke="none" svg:stroke-color="#000000" draw:fill="none" draw:fill-color="#ffffff" fo:min-height="0.75cm"/>
    </style:style>
    <style:style style:name="gr17" style:family="graphic" style:parent-style-name="standard">
      <style:graphic-properties draw:textarea-horizontal-align="center" draw:textarea-vertical-align="middle" draw:fit-to-contour="true" fo:padding-top="0cm" fo:padding-bottom="0cm" fo:padding-left="0cm" fo:padding-right="0cm"/>
    </style:style>
    <style:style style:name="gr18"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1.425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2.137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713cm" fo:min-width="4.494cm"/>
    </style:style>
    <style:style style:name="gr22" style:family="graphic" style:parent-style-name="standard">
      <style:graphic-properties draw:textarea-vertical-align="middle" draw:fit-to-contour="true" fo:padding-top="0cm" fo:padding-bottom="0cm" fo:padding-left="0cm" fo:padding-right="0cm"/>
    </style:style>
    <style:style style:name="gr23" style:family="graphic" style:parent-style-name="standard">
      <style:graphic-properties draw:stroke="none" svg:stroke-color="#000000" draw:fill="none" draw:fill-color="#ffffff" fo:min-height="0.45cm"/>
    </style:style>
    <style:style style:name="gr24" style:family="graphic" style:parent-style-name="standard">
      <style:graphic-properties draw:stroke="none" draw:fill="none" fo:min-height="0.414cm"/>
    </style:style>
    <style:style style:name="gr25" style:family="graphic" style:parent-style-name="standard">
      <style:graphic-properties draw:stroke="none" draw:fill="none" fo:min-height="1.05cm"/>
    </style:style>
    <style:style style:name="gr26" style:family="graphic" style:parent-style-name="standard">
      <style:graphic-properties draw:stroke="none" draw:fill="none" fo:min-height="0.937cm"/>
    </style:style>
    <style:style style:name="gr27" style:family="graphic" style:parent-style-name="standard">
      <style:graphic-properties draw:stroke="none" draw:fill="none" fo:min-height="0.214cm"/>
    </style:style>
    <style:style style:name="gr28" style:family="graphic" style:parent-style-name="standard">
      <style:graphic-properties draw:stroke="none" draw:fill="none" fo:min-height="0.314cm"/>
    </style:style>
    <style:style style:name="gr29" style:family="graphic" style:parent-style-name="objectwithoutfill">
      <style:graphic-properties draw:fill="none" draw:textarea-vertical-align="middle"/>
    </style:style>
    <style:style style:name="gr30" style:family="graphic" style:parent-style-name="standard">
      <style:graphic-properties draw:stroke="none" draw:fill="none" fo:min-height="0.873cm"/>
    </style:style>
    <style:style style:name="gr31" style:family="graphic" style:parent-style-name="standard">
      <style:graphic-properties draw:stroke="none" draw:fill="none" fo:min-height="0.75cm"/>
    </style:style>
    <style:style style:name="gr32" style:family="graphic" style:parent-style-name="standard">
      <style:graphic-properties draw:stroke="none" draw:fill="none" fo:min-height="0.438cm"/>
    </style:style>
    <style:style style:name="gr33" style:family="graphic" style:parent-style-name="standard">
      <style:graphic-properties draw:stroke="none" draw:fill="none" fo:min-height="0.538cm"/>
    </style:style>
    <style:style style:name="gr34" style:family="graphic" style:parent-style-name="standard">
      <style:graphic-properties draw:stroke="none" draw:fill="none" fo:min-height="1.309cm"/>
    </style:style>
    <style:style style:name="gr35" style:family="graphic" style:parent-style-name="standard">
      <style:graphic-properties draw:stroke="none" draw:fill="none" fo:min-height="0.785cm"/>
    </style:style>
    <style:style style:name="gr36" style:family="graphic" style:parent-style-name="standard">
      <style:graphic-properties draw:stroke="none" svg:stroke-color="#000000" draw:fill="none" draw:fill-color="#ffffff" draw:textarea-horizontal-align="left" draw:auto-grow-height="true" draw:auto-grow-width="false" fo:min-height="0.437cm" fo:min-width="0cm"/>
    </style:style>
    <style:style style:name="gr3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8" style:family="graphic" style:parent-style-name="standard">
      <style:graphic-properties draw:stroke="none" draw:fill="none" fo:min-height="0.338cm"/>
    </style:style>
    <style:style style:name="co1" style:family="table-column">
      <style:table-column-properties style:column-width="3.308cm" style:use-optimal-column-width="false"/>
    </style:style>
    <style:style style:name="ro1" style:family="table-row">
      <style:table-row-properties style:row-height="0.637cm"/>
    </style:style>
    <style:style style:name="ce1" style:family="table-cell">
      <style:graphic-properties draw:fill="none" style:repeat="repeat" fo:padding-top="0.1cm" fo:padding-bottom="0.1cm" fo:padding-left="0.1cm" fo:padding-right="0.1cm"/>
      <style:paragraph-properties fo:border="0.001cm solid #000000"/>
      <style:text-properties fo:font-size="11pt" style:font-size-asian="18pt" style:font-size-complex="18pt"/>
    </style:style>
    <style:style style:name="ce2" style:family="table-cell">
      <style:graphic-properties draw:fill="none" style:repeat="repeat" fo:padding-top="0.1cm" fo:padding-bottom="0.1cm" fo:padding-left="0.1cm" fo:padding-right="0.1cm"/>
      <style:paragraph-properties fo:border="0.001cm solid #000000"/>
      <style:text-properties fo:font-size="11pt" style:font-size-asian="11pt" style:font-size-complex="11pt"/>
    </style:style>
    <style:style style:name="P1" style:family="paragraph">
      <style:paragraph-properties fo:text-align="center"/>
    </style:style>
    <style:style style:name="P2" style:family="paragraph">
      <style:paragraph-properties fo:text-align="center"/>
      <style:text-properties fo:font-size="44pt" style:font-size-asian="44pt" style:font-size-complex="44pt"/>
    </style:style>
    <style:style style:name="P3" style:family="paragraph">
      <style:text-properties fo:font-size="20pt" style:font-size-asian="20pt" style:font-size-complex="20pt"/>
    </style:style>
    <style:style style:name="P4" style:family="paragraph">
      <style:paragraph-properties fo:text-align="center"/>
      <style:text-properties fo:font-size="16pt" style:font-size-asian="16pt" style:font-size-complex="16pt"/>
    </style:style>
    <style:style style:name="P5" style:family="paragraph">
      <style:text-properties fo:font-size="11pt" style:font-size-asian="11pt" style:font-size-complex="11pt"/>
    </style:style>
    <style:style style:name="P6" style:family="paragraph">
      <style:paragraph-properties fo:text-align="center"/>
      <style:text-properties fo:font-size="11pt" style:font-size-asian="18pt" style:font-size-complex="18pt"/>
    </style:style>
    <style:style style:name="P7" style:family="paragraph">
      <style:text-properties fo:font-size="11pt" style:font-size-asian="18pt" style:font-size-complex="18pt"/>
    </style:style>
    <style:style style:name="P8" style:family="paragraph">
      <style:text-properties fo:font-family="Arial" style:font-family-generic="roman" style:font-pitch="variable" fo:font-size="11pt" fo:font-style="normal" fo:font-weight="normal" style:font-family-asian="Arial" style:font-family-generic-asian="roman" style:font-pitch-asian="variable" style:font-size-asian="11pt" style:font-style-asian="normal" style:font-weight-asian="normal" style:font-family-complex="Arial" style:font-family-generic-complex="roman" style:font-pitch-complex="variable" style:font-size-complex="6.30000019073486pt" style:font-style-complex="normal" style:font-weight-complex="normal"/>
    </style:style>
    <style:style style:name="T1" style:family="text">
      <style:text-properties fo:font-size="44pt" style:font-size-asian="44pt" style:font-size-complex="44pt"/>
    </style:style>
    <style:style style:name="T2" style:family="text">
      <style:text-properties fo:font-size="20pt" style:font-size-asian="20pt" style:font-size-complex="20pt"/>
    </style:style>
    <style:style style:name="T3" style:family="text">
      <style:text-properties fo:font-size="16pt" style:font-size-asian="16pt" style:font-size-complex="16pt"/>
    </style:style>
    <style:style style:name="T4" style:family="text">
      <style:text-properties fo:font-size="11pt" style:font-size-asian="11pt" style:font-size-complex="11pt"/>
    </style:style>
    <style:style style:name="T5" style:family="text">
      <style:text-properties style:use-window-font-color="true" fo:font-family="Arial" style:font-family-generic="roman" style:font-pitch="variable" fo:font-size="11pt" fo:font-style="normal" fo:font-weight="normal" style:letter-kerning="true" style:font-family-asian="Arial" style:font-family-generic-asian="roman" style:font-pitch-asian="variable" style:font-size-asian="11pt" style:font-style-asian="normal" style:font-weight-asian="normal" style:font-family-complex="Arial" style:font-family-generic-complex="roman" style:font-pitch-complex="variable" style:font-size-complex="6.3000001907348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draw:layer="layout" svg:width="8.878cm" svg:height="5.585cm" draw:transform="skewX (0.000174532925199385) rotate (-0.179070781255771) translate (9.537cm 1.5cm)">
          <text:p text:style-name="P1"><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8.479cm" svg:height="7.932cm" svg:x="10.044cm" svg:y="11.068cm">
          <text:p/>
          <draw:enhanced-geometry svg:viewBox="0 0 21600 21600" draw:glue-points="10800 0 0 10800 10800 21600 21600 10800" draw:type="flowchart-process" draw:enhanced-path="M 0 0 L 21600 0 21600 21600 0 21600 0 0 Z N"/>
        </draw:custom-shape>
        <draw:frame draw:style-name="gr3" draw:text-style-name="P3" draw:layer="layout" svg:width="5.446cm" svg:height="4.416cm" svg:x="10.122cm" svg:y="11.223cm">
          <draw:text-box>
            <text:p><text:span text:style-name="T2">Виртуальный сервер</text:span></text:p>
          </draw:text-box>
        </draw:frame>
        <draw:custom-shape draw:style-name="gr4" draw:text-style-name="P1" draw:layer="layout" svg:width="2.567cm" svg:height="0.854cm" svg:x="15.1cm" svg:y="13.868cm">
          <text:p text:style-name="P1">Парсер</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2.528cm" svg:height="0.856cm" svg:x="15.1cm" svg:y="15.578cm">
          <text:p text:style-name="P1">Web api</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3.267cm" svg:height="4.124cm" svg:x="10.589cm" svg:y="13.322cm">
          <draw:glue-point draw:id="9" svg:x="5cm" svg:y="-2.547cm"/>
          <text:p text:style-name="P1">БД</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 draw:text-style-name="P1" draw:layer="layout" svg:x1="13.856cm" svg:y1="15.967cm" svg:x2="15.1cm" svg:y2="15.967cm">
          <text:p/>
        </draw:line>
        <draw:line draw:style-name="gr5" draw:text-style-name="P1" draw:layer="layout" svg:x1="15.1cm" svg:y1="14.334cm" svg:x2="13.856cm" svg:y2="14.334cm">
          <text:p/>
        </draw:line>
        <draw:rect draw:style-name="gr6" draw:text-style-name="P1" draw:layer="layout" svg:width="6.143cm" svg:height="7.544cm" svg:x="1.8cm" svg:y="8.5cm">
          <text:p/>
        </draw:rect>
        <draw:custom-shape draw:style-name="gr4" draw:text-style-name="P1" draw:layer="layout" svg:width="2.955cm" svg:height="3.811cm" svg:x="3.278cm" svg:y="10.367cm">
          <text:p text:style-name="P1">HTML</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7" draw:text-style-name="P3" draw:layer="layout" svg:width="4.433cm" svg:height="3.049cm" svg:x="2.578cm" svg:y="8.733cm">
          <draw:text-box>
            <text:p><text:span text:style-name="T2">Сайт ВУЗа</text:span></text:p>
          </draw:text-box>
        </draw:frame>
        <draw:rect draw:style-name="gr8" draw:text-style-name="P4" draw:layer="layout" svg:width="5.288cm" svg:height="1.245cm" svg:x="21.946cm" svg:y="4.844cm">
          <text:p text:style-name="P1"><text:span text:style-name="T3">Мобильный клиент</text:span></text:p>
        </draw:rect>
        <draw:rect draw:style-name="gr8" draw:text-style-name="P4" draw:layer="layout" svg:width="5.29cm" svg:height="1.244cm" svg:x="22.1cm" svg:y="5.467cm">
          <text:p text:style-name="P1"><text:span text:style-name="T3">Мобильный клиент</text:span></text:p>
        </draw:rect>
        <draw:rect draw:style-name="gr8" draw:text-style-name="P4" draw:layer="layout" svg:width="5.288cm" svg:height="1.244cm" svg:x="22.256cm" svg:y="6.089cm">
          <text:p text:style-name="P1"><text:span text:style-name="T3">Мобильный клиент</text:span></text:p>
        </draw:rect>
        <draw:rect draw:style-name="gr8" draw:text-style-name="P4" draw:layer="layout" svg:width="5.289cm" svg:height="1.245cm" svg:x="22.412cm" svg:y="6.711cm">
          <text:p text:style-name="P1"><text:span text:style-name="T3">Мобильный клиент</text:span></text:p>
        </draw:rect>
        <draw:rect draw:style-name="gr8" draw:text-style-name="P4" draw:layer="layout" svg:width="5.29cm" svg:height="1.245cm" svg:x="22.567cm" svg:y="7.333cm">
          <text:p text:style-name="P1"><text:span text:style-name="T3">Мобильный клиент</text:span></text:p>
        </draw:rect>
        <draw:line draw:style-name="gr9" draw:text-style-name="P1" draw:layer="layout" svg:x1="4.833cm" svg:y1="8.422cm" svg:x2="9.811cm" svg:y2="6.322cm">
          <text:p/>
        </draw:line>
        <draw:line draw:style-name="gr9" draw:text-style-name="P1" draw:layer="layout" svg:x1="13.389cm" svg:y1="7.956cm" svg:x2="13.467cm" svg:y2="10.834cm">
          <text:p/>
        </draw:line>
        <draw:line draw:style-name="gr9" draw:text-style-name="P1" draw:layer="layout" svg:x1="17.978cm" svg:y1="5.078cm" svg:x2="21.711cm" svg:y2="5.389cm">
          <text:p/>
        </draw:line>
        <draw:line draw:style-name="gr9" draw:text-style-name="P1" draw:layer="layout" svg:x1="17.978cm" svg:y1="5.545cm" svg:x2="21.711cm" svg:y2="6.089cm">
          <text:p/>
        </draw:line>
        <draw:line draw:style-name="gr9" draw:text-style-name="P1" draw:layer="layout" svg:x1="17.978cm" svg:y1="5.933cm" svg:x2="21.711cm" svg:y2="6.711cm">
          <text:p/>
        </draw:line>
        <draw:line draw:style-name="gr9" draw:text-style-name="P1" draw:layer="layout" svg:x1="17.823cm" svg:y1="6.245cm" svg:x2="21.945cm" svg:y2="7.412cm">
          <text:p/>
        </draw:line>
        <draw:line draw:style-name="gr9" draw:text-style-name="P1" draw:layer="layout" svg:x1="17.589cm" svg:y1="6.789cm" svg:x2="22.1cm" svg:y2="8.189cm">
          <text:p/>
        </draw:line>
      </draw:page>
      <draw:page draw:name="page2" draw:style-name="dp1" draw:master-page-name="Обычный">
        <draw:frame draw:style-name="gr10" draw:layer="layout" svg:width="6.67cm" svg:height="0.963cm" svg:x="10.73cm" svg:y="1.3cm">
          <draw:text-box>
            <text:p>Виртуальный сервер</text:p>
          </draw:text-box>
        </draw:frame>
        <draw:g>
          <draw:rect draw:style-name="gr11" draw:text-style-name="P1" draw:layer="layout" svg:width="26.3cm" svg:height="15.33cm" svg:x="1.7cm" svg:y="3.97cm">
            <text:p/>
          </draw:rect>
          <draw:frame draw:style-name="gr12" draw:layer="layout" svg:width="11.479cm" svg:height="1.407cm" svg:x="1.7cm" svg:y="2.563cm">
            <draw:text-box>
              <text:p>ARCH Linux</text:p>
            </draw:text-box>
          </draw:frame>
        </draw:g>
        <draw:rect draw:style-name="gr11" draw:text-style-name="P1" draw:layer="layout" svg:width="11cm" svg:height="9.6cm" svg:x="3.8cm" svg:y="9.4cm">
          <text:p/>
        </draw:rect>
        <draw:custom-shape draw:style-name="gr13" draw:text-style-name="P1" draw:layer="layout" svg:width="8.2cm" svg:height="3.7cm" svg:x="5.15cm" svg:y="10.1cm">
          <text:p text:style-name="P1">БД для хранения актуальной версии расписания</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4" draw:layer="layout" svg:width="2.9cm" svg:height="1.2cm" svg:x="7.9cm" svg:y="8.5cm">
          <draw:text-box>
            <text:p>MySQL</text:p>
          </draw:text-box>
        </draw:frame>
        <draw:rect draw:style-name="gr11" draw:text-style-name="P1" draw:layer="layout" svg:width="5.8cm" svg:height="9.6cm" svg:x="20.5cm" svg:y="9.4cm">
          <text:p/>
        </draw:rect>
        <draw:rect draw:style-name="gr8" draw:text-style-name="P1" draw:layer="layout" svg:width="4.2cm" svg:height="2.6cm" svg:x="21.2cm" svg:y="11.6cm">
          <text:p text:style-name="P1">WEB API</text:p>
        </draw:rect>
        <draw:frame draw:style-name="gr15" draw:layer="layout" svg:width="1.9cm" svg:height="1.1cm" svg:x="21.3cm" svg:y="9.7cm">
          <draw:text-box>
            <text:p>PHP</text:p>
          </draw:text-box>
        </draw:frame>
        <draw:frame draw:style-name="gr16" draw:layer="layout" svg:width="2.8cm" svg:height="1cm" svg:x="21.4cm" svg:y="8.4cm">
          <draw:text-box>
            <text:p>Apache</text:p>
          </draw:text-box>
        </draw:frame>
        <draw:rect draw:style-name="gr8" draw:text-style-name="P1" draw:layer="layout" svg:width="4.2cm" svg:height="2.6cm" svg:x="21.2cm" svg:y="14.5cm">
          <text:p text:style-name="P1">WEB Клиент</text:p>
        </draw:rect>
        <draw:custom-shape draw:style-name="gr13" draw:text-style-name="P1" draw:layer="layout" svg:width="8.1cm" svg:height="3.4cm" svg:x="5.2cm" svg:y="14.5cm">
          <text:p text:style-name="P1">БД пользовательских данных</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7" draw:text-style-name="P1" draw:layer="layout" svg:width="6.1cm" svg:height="3.1cm" svg:x="14.2cm" svg:y="4.7cm">
          <text:p text:style-name="P1">Парсер статических HTML страниц университетского расписания</text:p>
        </draw:rect>
        <draw:frame draw:style-name="gr18" draw:layer="layout" svg:width="6.2cm" svg:height="1.063cm" svg:x="9.2cm" svg:y="7.8cm">
          <draw:text-box>
            <text:p>Запись расписания</text:p>
          </draw:text-box>
        </draw:frame>
        <draw:line draw:style-name="gr5" draw:text-style-name="P1" draw:layer="layout" svg:x1="16.6cm" svg:y1="7.9cm" svg:x2="14.7cm" svg:y2="9.5cm">
          <text:p/>
        </draw:line>
        <draw:line draw:style-name="gr5" draw:text-style-name="P1" draw:layer="layout" svg:x1="20.5cm" svg:y1="13.5cm" svg:x2="14.8cm" svg:y2="13.5cm">
          <text:p/>
        </draw:line>
        <draw:line draw:style-name="gr5" draw:text-style-name="P1" draw:layer="layout" svg:x1="14.9cm" svg:y1="14.3cm" svg:x2="20.4cm" svg:y2="14.3cm">
          <text:p/>
        </draw:line>
        <draw:line draw:style-name="gr5" draw:text-style-name="P1" draw:layer="layout" svg:x1="20.4cm" svg:y1="11.9cm" svg:x2="19.3cm" svg:y2="8cm">
          <text:p/>
        </draw:line>
        <draw:frame draw:style-name="gr19" draw:layer="layout" svg:width="4.4cm" svg:height="1.675cm" svg:x="16.1cm" svg:y="9.425cm">
          <draw:text-box>
            <text:p>Запрос на обновление</text:p>
          </draw:text-box>
        </draw:frame>
        <draw:frame draw:style-name="gr20" draw:layer="layout" svg:width="4.608cm" svg:height="2.387cm" svg:x="15.4cm" svg:y="11.113cm">
          <draw:text-box>
            <text:p>Запись пользовательских данных</text:p>
          </draw:text-box>
        </draw:frame>
        <draw:frame draw:style-name="gr21" draw:layer="layout" svg:width="4.994cm" svg:height="0.963cm" svg:x="15.1cm" svg:y="14.637cm">
          <draw:text-box>
            <text:p>Чтение данных</text:p>
          </draw:text-box>
        </draw:frame>
        <draw:rect draw:style-name="gr8" draw:text-style-name="P1" draw:layer="layout" svg:width="4.3cm" svg:height="1.2cm" svg:x="2.8cm" svg:y="4.4cm">
          <text:p text:style-name="P1">FTP сервер</text:p>
        </draw:rect>
        <draw:rect draw:style-name="gr8" draw:text-style-name="P1" draw:layer="layout" svg:width="4.3cm" svg:height="1.2cm" svg:x="2.8cm" svg:y="5.8cm">
          <text:p text:style-name="P1">SSH</text:p>
        </draw:rect>
        <draw:rect draw:style-name="gr22" draw:text-style-name="P1" draw:layer="layout" svg:width="4.6cm" svg:height="1.5cm" svg:x="23cm" svg:y="4.9cm">
          <text:p text:style-name="P1">Таймер обновления</text:p>
        </draw:rect>
        <draw:line draw:style-name="gr5" draw:text-style-name="P1" draw:layer="layout" svg:x1="23cm" svg:y1="5.7cm" svg:x2="20.3cm" svg:y2="5.7cm">
          <text:p/>
        </draw:line>
        <draw:frame draw:style-name="gr19" draw:layer="layout" svg:width="4.4cm" svg:height="1.675cm" svg:x="20.7cm" svg:y="6.325cm">
          <draw:text-box>
            <text:p>Запрос на обновление</text:p>
          </draw:text-box>
        </draw:frame>
      </draw:page>
      <draw:page draw:name="page3" draw:style-name="dp1" draw:master-page-name="Обычный">
        <draw:frame draw:style-name="gr23" draw:text-style-name="P5" draw:layer="layout" svg:width="3.3cm" svg:height="0.7cm" svg:x="12.6cm" svg:y="2.3cm">
          <draw:text-box>
            <text:p text:style-name="P5"><text:span text:style-name="T4">РАСПИСАНИЕ</text:span></text:p>
          </draw:text-box>
        </draw:frame>
        <draw:frame draw:style-name="gr24" draw:text-style-name="P5" draw:layer="layout" svg:width="3cm" svg:height="0.687cm" svg:x="1.4cm" svg:y="5.407cm">
          <draw:text-box>
            <text:p text:style-name="P5"><text:span text:style-name="T4">СТУДЕНТАМ</text:span></text:p>
          </draw:text-box>
        </draw:frame>
        <draw:frame draw:style-name="gr25" draw:text-style-name="P5" draw:layer="layout" svg:width="8.6cm" svg:height="1.3cm" svg:x="4.2cm" svg:y="5.1cm">
          <draw:text-box>
            <text:p text:style-name="P5"><text:span text:style-name="T4">РАСПИСАНИЕ ЭКЗАМЕНАЦИОННОЙ СЕССИИ (ОЧНАЯ ФОРМА ОБУЧЕНИЯ)</text:span></text:p>
          </draw:text-box>
        </draw:frame>
        <draw:frame draw:style-name="gr26" draw:text-style-name="P5" draw:layer="layout" svg:width="4.5cm" svg:height="1.187cm" svg:x="12cm" svg:y="5.157cm">
          <draw:text-box>
            <text:p text:style-name="P5"><text:span text:style-name="T4">ОБЗОРНЫЕ ЛЕКЦИИ ПЕРЕД ИГА</text:span></text:p>
          </draw:text-box>
        </draw:frame>
        <draw:frame draw:style-name="gr27" draw:text-style-name="P5" draw:layer="layout" svg:width="4.294cm" svg:height="0.687cm" svg:x="16.7cm" svg:y="5.407cm">
          <draw:text-box>
            <text:p text:style-name="P5"><text:span text:style-name="T4">ПРЕПОДАВАТЕЛЯМ</text:span></text:p>
          </draw:text-box>
        </draw:frame>
        <draw:frame draw:style-name="gr24" draw:text-style-name="P5" draw:layer="layout" svg:width="4.014cm" svg:height="0.687cm" svg:x="21.094cm" svg:y="5.407cm">
          <draw:text-box>
            <text:p text:style-name="P5"><text:span text:style-name="T4">ПО АУДИТОРИЯМ</text:span></text:p>
          </draw:text-box>
        </draw:frame>
        <draw:frame draw:style-name="gr28" draw:text-style-name="P5" draw:layer="layout" svg:width="3.109cm" svg:height="0.687cm" svg:x="25.285cm" svg:y="5.407cm">
          <draw:text-box>
            <text:p text:style-name="P5"><text:span text:style-name="T4">ДЛЯ КАФЕДР</text:span></text:p>
          </draw:text-box>
        </draw:frame>
        <draw:line draw:style-name="gr29" draw:text-style-name="P6" draw:layer="layout" svg:x1="13cm" svg:y1="3.2cm" svg:x2="3.1cm" svg:y2="5.2cm">
          <text:p/>
        </draw:line>
        <draw:line draw:style-name="gr29" draw:text-style-name="P6" draw:layer="layout" svg:x1="13.7cm" svg:y1="3.2cm" svg:x2="10.1cm" svg:y2="4.9cm">
          <text:p/>
        </draw:line>
        <draw:line draw:style-name="gr29" draw:text-style-name="P6" draw:layer="layout" svg:x1="14cm" svg:y1="3.3cm" svg:x2="14cm" svg:y2="5cm">
          <text:p/>
        </draw:line>
        <draw:line draw:style-name="gr29" draw:text-style-name="P6" draw:layer="layout" svg:x1="14.5cm" svg:y1="3.3cm" svg:x2="18cm" svg:y2="5.3cm">
          <text:p/>
        </draw:line>
        <draw:line draw:style-name="gr29" draw:text-style-name="P6" draw:layer="layout" svg:x1="15cm" svg:y1="3.2cm" svg:x2="22.7cm" svg:y2="5.3cm">
          <text:p/>
        </draw:line>
        <draw:line draw:style-name="gr29" draw:text-style-name="P6" draw:layer="layout" svg:x1="15.6cm" svg:y1="3.1cm" svg:x2="26.3cm" svg:y2="5.3cm">
          <text:p/>
        </draw:line>
        <draw:frame draw:style-name="gr30" draw:text-style-name="P7" draw:layer="layout" svg:width="3.7cm" svg:height="1.123cm" svg:x="1.3cm" svg:y="7.3cm">
          <draw:text-box>
            <text:p text:style-name="P7">Выберите форму обучения</text:p>
          </draw:text-box>
        </draw:frame>
        <draw:frame draw:style-name="gr31" draw:text-style-name="P7" draw:layer="layout" svg:width="2.6cm" svg:height="1.123cm" svg:x="1.4cm" svg:y="8.6cm">
          <draw:text-box>
            <text:p text:style-name="P7">Выберите факультет</text:p>
          </draw:text-box>
        </draw:frame>
        <draw:frame draw:style-name="gr32" draw:text-style-name="P7" draw:layer="layout" svg:width="3.177cm" svg:height="0.688cm" svg:x="1.323cm" svg:y="9.9cm">
          <draw:text-box>
            <text:p text:style-name="P7">Выберите курс</text:p>
          </draw:text-box>
        </draw:frame>
        <draw:frame draw:style-name="gr33" draw:text-style-name="P7" draw:layer="layout" svg:width="3.6cm" svg:height="1.123cm" svg:x="1.3cm" svg:y="10.977cm">
          <draw:text-box>
            <text:p text:style-name="P7">Выберите группу/подгруппу</text:p>
          </draw:text-box>
        </draw:frame>
        <draw:frame draw:style-name="gr32" draw:text-style-name="P7" draw:layer="layout" svg:width="4.092cm" svg:height="0.688cm" svg:x="1.308cm" svg:y="12.7cm">
          <draw:text-box>
            <text:p text:style-name="P7">Выберите интервал</text:p>
          </draw:text-box>
        </draw:frame>
        <draw:frame draw:style-name="standard" draw:layer="layout" svg:width="3.307cm" svg:height="3.184cm" svg:x="1.683cm" svg:y="14.053cm">
          <table:table table:template-name="default" table:use-first-row-styles="true" table:use-banding-rows-styles="true">
            <table:table-column table:style-name="co1"/>
            <table:table-row table:style-name="ro1">
              <table:table-cell table:style-name="ce1">
                <text:p text:style-name="P7">№ Пары</text:p>
              </table:table-cell>
            </table:table-row>
            <table:table-row table:style-name="ro1">
              <table:table-cell table:style-name="ce1">
                <text:p text:style-name="P7">Дисциплина<text:tab/></text:p>
              </table:table-cell>
            </table:table-row>
            <table:table-row table:style-name="ro1">
              <table:table-cell table:style-name="ce1">
                <text:p text:style-name="P7">Поток</text:p>
              </table:table-cell>
            </table:table-row>
            <table:table-row table:style-name="ro1">
              <table:table-cell table:style-name="ce1">
                <text:p text:style-name="P7">Аудитория</text:p>
              </table:table-cell>
            </table:table-row>
            <table:table-row table:style-name="ro1">
              <table:table-cell table:style-name="ce1">
                <text:p text:style-name="P7">Преподаватель</text:p>
              </table:table-cell>
            </table:table-row>
          </table:table>
          <draw:image xlink:href="Pictures/TablePreview1.svm" xlink:type="simple" xlink:show="embed" xlink:actuate="onLoad"/>
        </draw:frame>
        <draw:line draw:style-name="gr29" draw:text-style-name="P6" draw:layer="layout" svg:x1="2.8cm" svg:y1="6.2cm" svg:x2="2.8cm" svg:y2="7.2cm">
          <text:p/>
        </draw:line>
        <draw:line draw:style-name="gr29" draw:text-style-name="P6" draw:layer="layout" svg:x1="2.8cm" svg:y1="8.3cm" svg:x2="2.8cm" svg:y2="8.7cm">
          <text:p/>
        </draw:line>
        <draw:line draw:style-name="gr29" draw:text-style-name="P6" draw:layer="layout" svg:x1="2.7cm" svg:y1="9.7cm" svg:x2="2.7cm" svg:y2="10.1cm">
          <text:p/>
        </draw:line>
        <draw:line draw:style-name="gr29" draw:text-style-name="P6" draw:layer="layout" svg:x1="2.7cm" svg:y1="10.6cm" svg:x2="2.7cm" svg:y2="11cm">
          <text:p/>
        </draw:line>
        <draw:line draw:style-name="gr29" draw:text-style-name="P6" draw:layer="layout" svg:x1="2.8cm" svg:y1="12.2cm" svg:x2="2.8cm" svg:y2="12.6cm">
          <text:p/>
        </draw:line>
        <draw:line draw:style-name="gr29" draw:text-style-name="P6" draw:layer="layout" svg:x1="2.8cm" svg:y1="13.4cm" svg:x2="2.8cm" svg:y2="13.8cm">
          <text:p/>
        </draw:line>
        <draw:frame draw:style-name="gr31" draw:text-style-name="P7" draw:layer="layout" svg:width="2.6cm" svg:height="1.123cm" svg:x="7cm" svg:y="8.1cm">
          <draw:text-box>
            <text:p text:style-name="P7">Выберите факультет</text:p>
          </draw:text-box>
        </draw:frame>
        <draw:frame draw:style-name="gr32" draw:text-style-name="P7" draw:layer="layout" svg:width="3.177cm" svg:height="0.688cm" svg:x="6.923cm" svg:y="9.4cm">
          <draw:text-box>
            <text:p text:style-name="P7">Выберите курс</text:p>
          </draw:text-box>
        </draw:frame>
        <draw:frame draw:style-name="gr33" draw:text-style-name="P7" draw:layer="layout" svg:width="3.6cm" svg:height="1.123cm" svg:x="6.9cm" svg:y="10.477cm">
          <draw:text-box>
            <text:p text:style-name="P7">Выберите группу/подгруппу</text:p>
          </draw:text-box>
        </draw:frame>
        <draw:line draw:style-name="gr29" draw:text-style-name="P6" draw:layer="layout" svg:x1="8.3cm" svg:y1="9.2cm" svg:x2="8.3cm" svg:y2="9.6cm">
          <text:p/>
        </draw:line>
        <draw:line draw:style-name="gr29" draw:text-style-name="P6" draw:layer="layout" svg:x1="8.3cm" svg:y1="10.1cm" svg:x2="8.3cm" svg:y2="10.5cm">
          <text:p/>
        </draw:line>
        <draw:frame draw:style-name="standard" draw:layer="layout" svg:width="3.307cm" svg:height="2.547cm" svg:x="6.734cm" svg:y="14.337cm">
          <table:table table:template-name="default" table:use-first-row-styles="true" table:use-banding-rows-styles="true">
            <table:table-column table:style-name="co1"/>
            <table:table-row table:style-name="ro1">
              <table:table-cell table:style-name="ce1">
                <text:p text:style-name="P7">№ Пары</text:p>
              </table:table-cell>
            </table:table-row>
            <table:table-row table:style-name="ro1">
              <table:table-cell table:style-name="ce1">
                <text:p text:style-name="P7">Дисциплина<text:tab/></text:p>
              </table:table-cell>
            </table:table-row>
            <table:table-row table:style-name="ro1">
              <table:table-cell table:style-name="ce1">
                <text:p text:style-name="P7">Аудитория</text:p>
              </table:table-cell>
            </table:table-row>
            <table:table-row table:style-name="ro1">
              <table:table-cell table:style-name="ce1">
                <text:p text:style-name="P7">Преподаватель</text:p>
              </table:table-cell>
            </table:table-row>
          </table:table>
          <draw:image xlink:href="Pictures/TablePreview2.svm" xlink:type="simple" xlink:show="embed" xlink:actuate="onLoad"/>
        </draw:frame>
        <draw:line draw:style-name="gr29" draw:text-style-name="P6" draw:layer="layout" svg:x1="8.3cm" svg:y1="6.5cm" svg:x2="8.3cm" svg:y2="8cm">
          <text:p/>
        </draw:line>
        <draw:line draw:style-name="gr29" draw:text-style-name="P6" draw:layer="layout" svg:x1="8.3cm" svg:y1="11.6cm" svg:x2="8.3cm" svg:y2="13.9cm">
          <text:p/>
        </draw:line>
        <draw:frame draw:style-name="gr30" draw:text-style-name="P7" draw:layer="layout" svg:width="3.7cm" svg:height="1.123cm" svg:x="11.5cm" svg:y="7.6cm">
          <draw:text-box>
            <text:p text:style-name="P7">Выберите форму обучения</text:p>
          </draw:text-box>
        </draw:frame>
        <draw:frame draw:style-name="gr31" draw:text-style-name="P7" draw:layer="layout" svg:width="2.6cm" svg:height="1.123cm" svg:x="11.6cm" svg:y="8.9cm">
          <draw:text-box>
            <text:p text:style-name="P7">Выберите факультет</text:p>
          </draw:text-box>
        </draw:frame>
        <draw:frame draw:style-name="gr32" draw:text-style-name="P7" draw:layer="layout" svg:width="3.177cm" svg:height="0.688cm" svg:x="11.523cm" svg:y="10.2cm">
          <draw:text-box>
            <text:p text:style-name="P7">Выберите курс</text:p>
          </draw:text-box>
        </draw:frame>
        <draw:frame draw:style-name="gr33" draw:text-style-name="P7" draw:layer="layout" svg:width="3.6cm" svg:height="1.123cm" svg:x="11.5cm" svg:y="11.277cm">
          <draw:text-box>
            <text:p text:style-name="P7">Выберите группу/подгруппу</text:p>
          </draw:text-box>
        </draw:frame>
        <draw:frame draw:style-name="gr32" draw:text-style-name="P7" draw:layer="layout" svg:width="4.092cm" svg:height="0.688cm" svg:x="11.508cm" svg:y="13cm">
          <draw:text-box>
            <text:p text:style-name="P7">Выберите интервал</text:p>
          </draw:text-box>
        </draw:frame>
        <draw:line draw:style-name="gr29" draw:text-style-name="P6" draw:layer="layout" svg:x1="13cm" svg:y1="6.5cm" svg:x2="13cm" svg:y2="7.5cm">
          <text:p/>
        </draw:line>
        <draw:line draw:style-name="gr29" draw:text-style-name="P6" draw:layer="layout" svg:x1="13cm" svg:y1="8.6cm" svg:x2="13cm" svg:y2="9cm">
          <text:p/>
        </draw:line>
        <draw:line draw:style-name="gr29" draw:text-style-name="P6" draw:layer="layout" svg:x1="12.9cm" svg:y1="10cm" svg:x2="12.9cm" svg:y2="10.4cm">
          <text:p/>
        </draw:line>
        <draw:line draw:style-name="gr29" draw:text-style-name="P6" draw:layer="layout" svg:x1="12.9cm" svg:y1="10.9cm" svg:x2="12.9cm" svg:y2="11.3cm">
          <text:p/>
        </draw:line>
        <draw:line draw:style-name="gr29" draw:text-style-name="P6" draw:layer="layout" svg:x1="13cm" svg:y1="12.5cm" svg:x2="13cm" svg:y2="12.9cm">
          <text:p/>
        </draw:line>
        <draw:line draw:style-name="gr29" draw:text-style-name="P6" draw:layer="layout" svg:x1="13cm" svg:y1="13.7cm" svg:x2="13cm" svg:y2="14.1cm">
          <text:p/>
        </draw:line>
        <draw:frame draw:style-name="standard" draw:layer="layout" svg:width="3.307cm" svg:height="3.184cm" svg:x="11.362cm" svg:y="14.39cm">
          <table:table table:template-name="default" table:use-first-row-styles="true" table:use-banding-rows-styles="true">
            <table:table-column table:style-name="co1"/>
            <table:table-row table:style-name="ro1">
              <table:table-cell table:style-name="ce1">
                <text:p text:style-name="P7">№ Пары</text:p>
              </table:table-cell>
            </table:table-row>
            <table:table-row table:style-name="ro1">
              <table:table-cell table:style-name="ce1">
                <text:p text:style-name="P7">Дисциплина<text:tab/></text:p>
              </table:table-cell>
            </table:table-row>
            <table:table-row table:style-name="ro1">
              <table:table-cell table:style-name="ce1">
                <text:p text:style-name="P7">Поток</text:p>
              </table:table-cell>
            </table:table-row>
            <table:table-row table:style-name="ro1">
              <table:table-cell table:style-name="ce1">
                <text:p text:style-name="P7">Аудитория</text:p>
              </table:table-cell>
            </table:table-row>
            <table:table-row table:style-name="ro1">
              <table:table-cell table:style-name="ce1">
                <text:p text:style-name="P7">Преподаватель</text:p>
              </table:table-cell>
            </table:table-row>
          </table:table>
          <draw:image xlink:href="Pictures/TablePreview3.svm" xlink:type="simple" xlink:show="embed" xlink:actuate="onLoad"/>
        </draw:frame>
        <draw:frame draw:style-name="gr32" draw:text-style-name="P7" draw:layer="layout" svg:width="2.361cm" svg:height="1.123cm" svg:x="16.039cm" svg:y="8.045cm">
          <draw:text-box>
            <text:p text:style-name="P7">Выберите кафедру</text:p>
          </draw:text-box>
        </draw:frame>
        <draw:frame draw:style-name="gr32" draw:text-style-name="P7" draw:layer="layout" svg:width="2.388cm" svg:height="1.123cm" svg:x="16.012cm" svg:y="9.777cm">
          <draw:text-box>
            <text:p text:style-name="P7">Выберите ФИО</text:p>
          </draw:text-box>
        </draw:frame>
        <draw:frame draw:style-name="gr32" draw:text-style-name="P7" draw:layer="layout" svg:width="4.092cm" svg:height="0.688cm" svg:x="16.9cm" svg:y="11.812cm">
          <draw:text-box>
            <text:p text:style-name="P7">Выберите интервал</text:p>
          </draw:text-box>
        </draw:frame>
        <draw:frame draw:style-name="standard" draw:layer="layout" svg:width="3.307cm" svg:height="2.547cm" svg:x="16.121cm" svg:y="14.659cm">
          <table:table table:template-name="default" table:use-first-row-styles="true" table:use-banding-rows-styles="true">
            <table:table-column table:style-name="co1"/>
            <table:table-row table:style-name="ro1">
              <table:table-cell table:style-name="ce1">
                <text:p text:style-name="P7">№ Пары</text:p>
              </table:table-cell>
            </table:table-row>
            <table:table-row table:style-name="ro1">
              <table:table-cell table:style-name="ce1">
                <text:p text:style-name="P7">Дисциплина<text:tab/></text:p>
              </table:table-cell>
            </table:table-row>
            <table:table-row table:style-name="ro1">
              <table:table-cell table:style-name="ce1">
                <text:p text:style-name="P7">Поток</text:p>
              </table:table-cell>
            </table:table-row>
            <table:table-row table:style-name="ro1">
              <table:table-cell table:style-name="ce1">
                <text:p text:style-name="P7">Аудитория</text:p>
              </table:table-cell>
            </table:table-row>
          </table:table>
          <draw:image xlink:href="Pictures/TablePreview4.svm" xlink:type="simple" xlink:show="embed" xlink:actuate="onLoad"/>
        </draw:frame>
        <draw:frame draw:style-name="gr34" draw:text-style-name="P7" draw:layer="layout" svg:width="3.1cm" svg:height="1.559cm" svg:x="19cm" svg:y="7.841cm">
          <draw:text-box>
            <text:p text:style-name="P7">Выбро из алфавитного списка</text:p>
          </draw:text-box>
        </draw:frame>
        <draw:line draw:style-name="gr29" draw:text-style-name="P6" draw:layer="layout" svg:x1="18.6cm" svg:y1="6.2cm" svg:x2="17.3cm" svg:y2="7.9cm">
          <text:p/>
        </draw:line>
        <draw:line draw:style-name="gr29" draw:text-style-name="P6" draw:layer="layout" svg:x1="19.3cm" svg:y1="6.2cm" svg:x2="20.1cm" svg:y2="7.7cm">
          <text:p/>
        </draw:line>
        <draw:line draw:style-name="gr29" draw:text-style-name="P6" draw:layer="layout" svg:x1="17cm" svg:y1="9.3cm" svg:x2="17cm" svg:y2="9.8cm">
          <text:p/>
        </draw:line>
        <draw:line draw:style-name="gr29" draw:text-style-name="P6" draw:layer="layout" svg:x1="17.2cm" svg:y1="10.8cm" svg:x2="18.5cm" svg:y2="11.7cm">
          <text:p/>
        </draw:line>
        <draw:line draw:style-name="gr29" draw:text-style-name="P6" draw:layer="layout" svg:x1="19.9cm" svg:y1="9.6cm" svg:x2="19.2cm" svg:y2="11.6cm">
          <text:p/>
        </draw:line>
        <draw:line draw:style-name="gr29" draw:text-style-name="P6" draw:layer="layout" svg:x1="18.1cm" svg:y1="12.5cm" svg:x2="18.1cm" svg:y2="14.4cm">
          <text:p/>
        </draw:line>
        <draw:frame draw:style-name="gr35" draw:text-style-name="P7" draw:layer="layout" svg:width="2.405cm" svg:height="1.123cm" svg:x="22.195cm" svg:y="7.4cm">
          <draw:text-box>
            <text:p text:style-name="P7">Выберите корпус</text:p>
          </draw:text-box>
        </draw:frame>
        <draw:frame draw:style-name="gr30" draw:text-style-name="P7" draw:layer="layout" svg:width="2.5cm" svg:height="1.123cm" svg:x="22.2cm" svg:y="9.3cm">
          <draw:text-box>
            <text:p text:style-name="P7">Выберите аудиторию</text:p>
          </draw:text-box>
        </draw:frame>
        <draw:frame draw:style-name="gr32" draw:text-style-name="P7" draw:layer="layout" svg:width="2.492cm" svg:height="1.123cm" svg:x="21.408cm" svg:y="11.8cm">
          <draw:text-box>
            <text:p text:style-name="P7">Выберите интервал</text:p>
          </draw:text-box>
        </draw:frame>
        <draw:frame draw:style-name="standard" draw:layer="layout" svg:width="3.307cm" svg:height="2.547cm" svg:x="20.838cm" svg:y="14.762cm">
          <table:table table:template-name="default" table:use-first-row-styles="true" table:use-banding-rows-styles="true">
            <table:table-column table:style-name="co1"/>
            <table:table-row table:style-name="ro1">
              <table:table-cell table:style-name="ce1">
                <text:p text:style-name="P7">№ Пары</text:p>
              </table:table-cell>
            </table:table-row>
            <table:table-row table:style-name="ro1">
              <table:table-cell table:style-name="ce1">
                <text:p text:style-name="P7">Дисциплина<text:tab/></text:p>
              </table:table-cell>
            </table:table-row>
            <table:table-row table:style-name="ro1">
              <table:table-cell table:style-name="ce1">
                <text:p text:style-name="P7">Поток</text:p>
              </table:table-cell>
            </table:table-row>
            <table:table-row table:style-name="ro1">
              <table:table-cell table:style-name="ce1">
                <text:p text:style-name="P7">Преподаватель</text:p>
              </table:table-cell>
            </table:table-row>
          </table:table>
          <draw:image xlink:href="Pictures/TablePreview5.svm" xlink:type="simple" xlink:show="embed" xlink:actuate="onLoad"/>
        </draw:frame>
        <draw:line draw:style-name="gr29" draw:text-style-name="P6" draw:layer="layout" svg:x1="23.2cm" svg:y1="6.2cm" svg:x2="23.2cm" svg:y2="7.4cm">
          <text:p/>
        </draw:line>
        <draw:line draw:style-name="gr29" draw:text-style-name="P6" draw:layer="layout" svg:x1="23.1cm" svg:y1="8.6cm" svg:x2="23.1cm" svg:y2="9.2cm">
          <text:p/>
        </draw:line>
        <draw:line draw:style-name="gr29" draw:text-style-name="P6" draw:layer="layout" svg:x1="23.2cm" svg:y1="10.5cm" svg:x2="23.2cm" svg:y2="11.4cm">
          <text:p/>
        </draw:line>
        <draw:line draw:style-name="gr29" draw:text-style-name="P6" draw:layer="layout" svg:x1="22.5cm" svg:y1="13cm" svg:x2="22.5cm" svg:y2="14.3cm">
          <text:p/>
        </draw:line>
        <draw:frame draw:style-name="gr32" draw:text-style-name="P7" draw:layer="layout" svg:width="3.961cm" svg:height="0.688cm" svg:x="24.5cm" svg:y="8.212cm">
          <draw:text-box>
            <text:p text:style-name="P7">Выберите кафедру</text:p>
          </draw:text-box>
        </draw:frame>
        <draw:frame draw:style-name="gr32" draw:text-style-name="P7" draw:layer="layout" svg:width="4.092cm" svg:height="0.688cm" svg:x="24.408cm" svg:y="10.612cm">
          <draw:text-box>
            <text:p text:style-name="P7">Выберите интервал</text:p>
          </draw:text-box>
        </draw:frame>
        <draw:frame draw:style-name="standard" draw:layer="layout" svg:width="3.307cm" svg:height="3.62cm" svg:x="24.711cm" svg:y="14.268cm">
          <table:table table:template-name="default" table:use-first-row-styles="true" table:use-banding-rows-styles="true">
            <table:table-column table:style-name="co1"/>
            <table:table-row table:style-name="ro1">
              <table:table-cell table:style-name="ce1">
                <text:p text:style-name="P7">ФИО преподавателя</text:p>
              </table:table-cell>
            </table:table-row>
            <table:table-row table:style-name="ro1">
              <table:table-cell table:style-name="ce1">
                <text:p text:style-name="P7">8-30</text:p>
              </table:table-cell>
            </table:table-row>
            <table:table-row table:style-name="ro1">
              <table:table-cell table:style-name="ce1">
                <text:p text:style-name="P7">10-15</text:p>
              </table:table-cell>
            </table:table-row>
            <table:table-row table:style-name="ro1">
              <table:table-cell table:style-name="ce1">
                <text:p text:style-name="P7">12-00</text:p>
              </table:table-cell>
            </table:table-row>
            <table:table-row table:style-name="ro1">
              <table:table-cell table:style-name="ce2">
                <text:p text:style-name="P5"><text:span text:style-name="T4">14-00</text:span></text:p>
              </table:table-cell>
            </table:table-row>
          </table:table>
          <draw:image xlink:href="Pictures/TablePreview6.svm" xlink:type="simple" xlink:show="embed" xlink:actuate="onLoad"/>
        </draw:frame>
        <draw:line draw:style-name="gr29" draw:text-style-name="P6" draw:layer="layout" svg:x1="26.5cm" svg:y1="11.3cm" svg:x2="26.5cm" svg:y2="14cm">
          <text:p/>
        </draw:line>
        <draw:line draw:style-name="gr29" draw:text-style-name="P6" draw:layer="layout" svg:x1="26.4cm" svg:y1="9.2cm" svg:x2="26.4cm" svg:y2="10.5cm">
          <text:p/>
        </draw:line>
        <draw:line draw:style-name="gr29" draw:text-style-name="P6" draw:layer="layout" svg:x1="26.5cm" svg:y1="6.1cm" svg:x2="26.5cm" svg:y2="7.9cm">
          <text:p/>
        </draw:line>
        <draw:frame draw:style-name="gr36" draw:text-style-name="P7" draw:layer="layout" svg:width="3.3cm" svg:height="1.123cm" svg:x="1.6cm" svg:y="17.777cm">
          <draw:text-box>
            <text:p text:style-name="P7">Наивысший приоритет 1</text:p>
          </draw:text-box>
        </draw:frame>
        <draw:frame draw:style-name="gr37" draw:text-style-name="P7" draw:layer="layout" svg:width="2.741cm" svg:height="0.687cm" svg:x="16.359cm" svg:y="18.213cm">
          <draw:text-box>
            <text:p text:style-name="P7">Приоритет 2</text:p>
          </draw:text-box>
        </draw:frame>
        <draw:frame draw:style-name="gr37" draw:text-style-name="P7" draw:layer="layout" svg:width="2.741cm" svg:height="0.687cm" svg:x="7.059cm" svg:y="18cm">
          <draw:text-box>
            <text:p text:style-name="P7">Приоритет 3</text:p>
          </draw:text-box>
        </draw:frame>
        <draw:frame draw:style-name="gr37" draw:text-style-name="P7" draw:layer="layout" svg:width="2.741cm" svg:height="0.687cm" svg:x="21cm" svg:y="18.313cm">
          <draw:text-box>
            <text:p text:style-name="P7">Приоритет 4</text:p>
          </draw:text-box>
        </draw:frame>
        <draw:frame draw:style-name="gr37" draw:text-style-name="P7" draw:layer="layout" svg:width="2.741cm" svg:height="0.687cm" svg:x="11.759cm" svg:y="18.2cm">
          <draw:text-box>
            <text:p text:style-name="P7">Приоритет 6</text:p>
          </draw:text-box>
        </draw:frame>
        <draw:frame draw:style-name="gr37" draw:text-style-name="P7" draw:layer="layout" svg:width="2.957cm" svg:height="0.687cm" svg:x="24.843cm" svg:y="18.213cm">
          <draw:text-box>
            <text:p text:style-name="P7">Приоритет 12</text:p>
          </draw:text-box>
        </draw:frame>
        <draw:frame draw:style-name="gr37" draw:text-style-name="P7" draw:layer="layout" svg:width="3.038cm" svg:height="0.687cm" svg:x="1.8cm" svg:y="19.1cm">
          <draw:text-box>
            <text:p text:style-name="P7">Сложность 10</text:p>
          </draw:text-box>
        </draw:frame>
        <draw:frame draw:style-name="gr37" draw:text-style-name="P7" draw:layer="layout" svg:width="2.822cm" svg:height="0.687cm" svg:x="7.178cm" svg:y="19.1cm">
          <draw:text-box>
            <text:p text:style-name="P7">Сложность 7</text:p>
          </draw:text-box>
        </draw:frame>
        <draw:frame draw:style-name="gr37" draw:text-style-name="P7" draw:layer="layout" svg:width="3.038cm" svg:height="0.687cm" svg:x="11.562cm" svg:y="19.2cm">
          <draw:text-box>
            <text:p text:style-name="P7">Сложность 10</text:p>
          </draw:text-box>
        </draw:frame>
        <draw:frame draw:style-name="gr37" draw:text-style-name="P7" draw:layer="layout" svg:width="2.822cm" svg:height="0.687cm" svg:x="16.278cm" svg:y="19.113cm">
          <draw:text-box>
            <text:p text:style-name="P7">Сложность 8</text:p>
          </draw:text-box>
        </draw:frame>
        <draw:frame draw:style-name="gr37" draw:text-style-name="P7" draw:layer="layout" svg:width="2.822cm" svg:height="0.687cm" svg:x="21.1cm" svg:y="19.2cm">
          <draw:text-box>
            <text:p text:style-name="P7">Сложность 7</text:p>
          </draw:text-box>
        </draw:frame>
        <draw:frame draw:style-name="gr37" draw:text-style-name="P7" draw:layer="layout" svg:width="3.237cm" svg:height="1.123cm" svg:x="24.8cm" svg:y="18.9cm">
          <draw:text-box>
            <text:p text:style-name="P7">Сложность 7</text:p>
            <text:p text:style-name="P7">!Нетипичность!</text:p>
          </draw:text-box>
        </draw:frame>
        <draw:frame draw:style-name="gr37" draw:layer="layout" svg:width="3.673cm" svg:height="0.963cm" svg:x="2cm" svg:y="1.5cm">
          <draw:text-box>
            <text:p>Сайт ВУЗа</text:p>
          </draw:text-box>
        </draw:frame>
      </draw:page>
      <draw:page draw:name="page4" draw:style-name="dp1" draw:master-page-name="Обычный">
        <draw:frame draw:style-name="gr37" draw:text-style-name="P7" draw:layer="layout" svg:width="3.508cm" svg:height="0.687cm" svg:x="7.1cm" svg:y="4.6cm">
          <draw:text-box>
            <text:p text:style-name="P7">Форма обучения</text:p>
          </draw:text-box>
        </draw:frame>
        <draw:frame draw:style-name="gr37" draw:text-style-name="P7" draw:layer="layout" svg:width="2.327cm" svg:height="0.687cm" svg:x="7.1cm" svg:y="5.513cm">
          <draw:text-box>
            <text:p text:style-name="P7">Факультет</text:p>
          </draw:text-box>
        </draw:frame>
        <draw:frame draw:style-name="gr37" draw:text-style-name="P7" draw:layer="layout" svg:width="1.328cm" svg:height="0.687cm" svg:x="7.1cm" svg:y="6.5cm">
          <draw:text-box>
            <text:p text:style-name="P7">Курс</text:p>
          </draw:text-box>
        </draw:frame>
        <draw:frame draw:style-name="gr38" draw:text-style-name="P7" draw:layer="layout" svg:width="3.68cm" svg:height="0.687cm" svg:x="7.1cm" svg:y="7.713cm">
          <draw:text-box>
            <text:p text:style-name="P7">Группа/подгруппа</text:p>
          </draw:text-box>
        </draw:frame>
        <draw:frame draw:style-name="gr37" draw:text-style-name="P8" draw:layer="layout" svg:width="1.539cm" svg:height="0.687cm" svg:x="7.1cm" svg:y="8.713cm">
          <draw:text-box>
            <text:p text:style-name="P8"><text:span text:style-name="T5">Пара </text:span></text:p>
          </draw:text-box>
        </draw:frame>
        <draw:frame draw:style-name="gr37" draw:text-style-name="P8" draw:layer="layout" svg:width="2.703cm" svg:height="0.687cm" svg:x="7.1cm" svg:y="10.013cm">
          <draw:text-box>
            <text:p text:style-name="P8"><text:span text:style-name="T5">Дисциплина</text:span></text:p>
          </draw:text-box>
        </draw:frame>
        <draw:frame draw:style-name="gr37" draw:text-style-name="P8" draw:layer="layout" svg:width="2.411cm" svg:height="0.687cm" svg:x="7.1cm" svg:y="11.5cm">
          <draw:text-box>
            <text:p text:style-name="P8"><text:span text:style-name="T5">Аудитория</text:span></text:p>
          </draw:text-box>
        </draw:frame>
        <draw:frame draw:style-name="gr37" draw:text-style-name="P8" draw:layer="layout" svg:width="3.296cm" svg:height="0.687cm" svg:x="7.1cm" svg:y="12.8cm">
          <draw:text-box>
            <text:p text:style-name="P8"><text:span text:style-name="T5">Преподаватель</text:span></text:p>
          </draw:text-box>
        </draw:frame>
        <draw:frame draw:style-name="gr37" draw:text-style-name="P7" draw:layer="layout" svg:width="2.136cm" svg:height="0.687cm" svg:x="7.1cm" svg:y="14.3cm">
          <draw:text-box>
            <text:p text:style-name="P7">Кафедра</text:p>
          </draw:text-box>
        </draw:frame>
        <draw:frame draw:style-name="gr37" draw:text-style-name="P7" draw:layer="layout" svg:width="0.502cm" svg:height="1.204cm" svg:x="8.1cm" svg:y="15.6cm">
          <draw:text-box>
            <text:p/>
          </draw:text-box>
        </draw:frame>
        <draw:frame draw:style-name="gr37" draw:layer="layout" svg:width="3.457cm" svg:height="0.963cm" svg:x="2.043cm" svg:y="1.537cm">
          <draw:text-box>
            <text:p>Сущности</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Ari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 Hex</meta:initial-creator>
    <meta:creation-date>2016-10-28T08:49:11.64</meta:creation-date>
    <meta:generator>OpenOffice/4.1.2$Win32 OpenOffice.org_project/412m3$Build-9782</meta:generator>
    <dc:date>2016-11-01T20:37:33.34</dc:date>
    <dc:creator>Al Hex</dc:creator>
    <meta:editing-duration>PT2H45M24S</meta:editing-duration>
    <meta:editing-cycles>3</meta:editing-cycles>
    <meta:document-statistic meta:object-count="144"/>
  </office:meta>
</office:document-meta>
</file>